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Johnathan Michael Smith</text:h>
      <text:p text:style-name="Text_20_body"><text:span text:style-name="Strong_20_Emphasis">Location:</text:span> New York, NY | <text:span text:style-name="Strong_20_Emphasis">Phone:</text:span> (212) 555-7890 | <text:span text:style-name="Strong_20_Emphasis">Email:</text:span> johnathan.smith@example.com<text:line-break/><text:span text:style-name="Strong_20_Emphasis">GitHub:</text:span> <text:a xlink:type="simple" xlink:href="https://github.com/jmsmith" office:target-frame-name="_new" xlink:show="replace" text:style-name="Internet_20_link" text:visited-style-name="Visited_20_Internet_20_Link">https://github.com/jmsmith</text:a> | <text:span text:style-name="Strong_20_Emphasis">LinkedIn:</text:span> <text:a xlink:type="simple" xlink:href="https://www.linkedin.com/in/johnathan-m-smith/" office:target-frame-name="_new" xlink:show="replace" text:style-name="Internet_20_link" text:visited-style-name="Visited_20_Internet_20_Link">https://www.linkedin.com/in/johnathan-m-smith/</text:a></text:p>
      <text:h text:style-name="Heading_20_4" text:outline-level="4">Objective:</text:h>
      <text:p text:style-name="Text_20_body">Highly motivated Software Engineer seeking a challenging position at Tech Innovators Inc. to leverage my extensive experience in software development, machine learning, and cloud computing to drive impactful technological solutions.</text:p>
      <text:h text:style-name="Heading_20_4" text:outline-level="4">Skills:</text:h>
      <text:list xml:id="list49340079640396594" text:style-name="L1">
        <text:list-item>
          <text:p text:style-name="P11"><text:span text:style-name="Strong_20_Emphasis">Programming Languages:</text:span> Java, Python, C++, JavaScript</text:p>
        </text:list-item>
        <text:list-item>
          <text:p text:style-name="P11"><text:span text:style-name="Strong_20_Emphasis">Web Development:</text:span> HTML, CSS, React, Node.js</text:p>
        </text:list-item>
        <text:list-item>
          <text:p text:style-name="P11"><text:span text:style-name="Strong_20_Emphasis">Databases:</text:span> PostgreSQL, MongoDB, MySQL</text:p>
        </text:list-item>
        <text:list-item>
          <text:p text:style-name="P11"><text:span text:style-name="Strong_20_Emphasis">Tools &amp; Technologies:</text:span> Docker, Kubernetes, Git, Jenkins</text:p>
        </text:list-item>
        <text:list-item>
          <text:p text:style-name="P11"><text:span text:style-name="Strong_20_Emphasis">Cloud Platforms:</text:span> AWS, Azure, Google Cloud</text:p>
        </text:list-item>
        <text:list-item>
          <text:p text:style-name="P11"><text:span text:style-name="Strong_20_Emphasis">Machine Learning:</text:span> TensorFlow, PyTorch, scikit-learn</text:p>
        </text:list-item>
        <text:list-item>
          <text:p text:style-name="P1"><text:span text:style-name="Strong_20_Emphasis">Other:</text:span> Agile methodologies, Test-Driven Development, RESTful API design</text:p>
        </text:list-item>
      </text:list>
      <text:h text:style-name="Heading_20_4" text:outline-level="4">Education:</text:h>
      <text:p text:style-name="Text_20_body"><text:span text:style-name="Strong_20_Emphasis">Master of Science in Computer Science</text:span><text:line-break/>University of California, Berkeley - Berkeley, CA<text:line-break/>August 2019 - May 2021</text:p>
      <text:list xml:id="list3993202951948042432" text:style-name="L2">
        <text:list-item>
          <text:p text:style-name="P12">GPA: 3.9/4.0</text:p>
        </text:list-item>
        <text:list-item>
          <text:p text:style-name="P2">Relevant Coursework: Advanced Algorithms, Machine Learning, Cloud Computing, Data Structures</text:p>
        </text:list-item>
      </text:list>
      <text:p text:style-name="Text_20_body"><text:span text:style-name="Strong_20_Emphasis">Bachelor of Science in Computer Engineering</text:span><text:line-break/>Massachusetts Institute of Technology (MIT) - Cambridge, MA<text:line-break/>September 2015 - June 2019</text:p>
      <text:list xml:id="list4012787576988098968" text:style-name="L3">
        <text:list-item>
          <text:p text:style-name="P13">GPA: 3.8/4.0</text:p>
        </text:list-item>
        <text:list-item>
          <text:p text:style-name="P3">Relevant Coursework: Operating Systems, Database Systems, Computer Networks, Artificial Intelligence</text:p>
        </text:list-item>
      </text:list>
      <text:h text:style-name="Heading_20_4" text:outline-level="4">Professional Experience:</text:h>
      <text:p text:style-name="Text_20_body"><text:span text:style-name="Strong_20_Emphasis">Senior Software Engineer</text:span><text:line-break/>Tech Solutions Corp, New York, NY<text:line-break/>June 2021 - Present</text:p>
      <text:list xml:id="list6342748212738884387" text:style-name="L4">
        <text:list-item>
          <text:p text:style-name="P14">Led a team of 5 engineers in the design and development of a scalable cloud-based data processing platform using AWS.</text:p>
        </text:list-item>
        <text:list-item>
          <text:p text:style-name="P14">Implemented machine learning models to enhance product features, resulting in a 20% increase in user engagement.</text:p>
        </text:list-item>
        <text:list-item>
          <text:p text:style-name="P14">Developed RESTful APIs and integrated them with frontend applications built using React and <text:soft-page-break/>Node.js.</text:p>
        </text:list-item>
        <text:list-item>
          <text:p text:style-name="P4">Automated deployment pipelines using Jenkins and Docker, reducing deployment time by 30%.</text:p>
        </text:list-item>
      </text:list>
      <text:p text:style-name="Text_20_body"><text:span text:style-name="Strong_20_Emphasis">Software Engineer Intern</text:span><text:line-break/>Innovative Tech Inc, San Francisco, CA<text:line-break/>June 2020 - August 2020</text:p>
      <text:list xml:id="list3905177826887042801" text:style-name="L5">
        <text:list-item>
          <text:p text:style-name="P15">Assisted in the development of a real-time data analytics dashboard using JavaScript and Python.</text:p>
        </text:list-item>
        <text:list-item>
          <text:p text:style-name="P15">Collaborated with senior engineers to optimize database queries, improving data retrieval times by 40%.</text:p>
        </text:list-item>
        <text:list-item>
          <text:p text:style-name="P5">Conducted unit testing and debugging to ensure the reliability and performance of software applications.</text:p>
        </text:list-item>
      </text:list>
      <text:p text:style-name="Text_20_body"><text:span text:style-name="Strong_20_Emphasis">Research Assistant</text:span><text:line-break/>Artificial Intelligence Lab, MIT, Cambridge, MA<text:line-break/>September 2018 - May 2019</text:p>
      <text:list xml:id="list7073993693957710072" text:style-name="L6">
        <text:list-item>
          <text:p text:style-name="P16">Conducted research on natural language processing (NLP) techniques to improve chatbot interactions.</text:p>
        </text:list-item>
        <text:list-item>
          <text:p text:style-name="P16">Developed machine learning algorithms using Python and TensorFlow to analyze large datasets.</text:p>
        </text:list-item>
        <text:list-item>
          <text:p text:style-name="P6">Published a research paper on enhancing chatbot response accuracy, presented at the AAAI Conference.</text:p>
        </text:list-item>
      </text:list>
      <text:h text:style-name="Heading_20_4" text:outline-level="4">Projects:</text:h>
      <text:p text:style-name="Text_20_body"><text:span text:style-name="Strong_20_Emphasis">AI-Powered Chatbot</text:span></text:p>
      <text:list xml:id="list5487650398267388280" text:style-name="L7">
        <text:list-item>
          <text:p text:style-name="P17">Designed and implemented an AI-powered chatbot using NLP and machine learning techniques.</text:p>
        </text:list-item>
        <text:list-item>
          <text:p text:style-name="P7">Achieved a high accuracy rate in understanding and responding to user queries.</text:p>
        </text:list-item>
      </text:list>
      <text:p text:style-name="Text_20_body"><text:span text:style-name="Strong_20_Emphasis">Cloud-Based E-commerce Platform</text:span></text:p>
      <text:list xml:id="list3620065670881900992" text:style-name="L8">
        <text:list-item>
          <text:p text:style-name="P18">Developed a full-stack e-commerce platform hosted on AWS, featuring user authentication, product listings, and payment processing.</text:p>
        </text:list-item>
        <text:list-item>
          <text:p text:style-name="P8">Used React for the frontend and Node.js for the backend, with a PostgreSQL database.</text:p>
        </text:list-item>
      </text:list>
      <text:h text:style-name="Heading_20_4" text:outline-level="4">Certifications:</text:h>
      <text:list xml:id="list340161596652330212" text:style-name="L9">
        <text:list-item>
          <text:p text:style-name="P19"><text:span text:style-name="Strong_20_Emphasis">AWS Certified Solutions Architect</text:span></text:p>
        </text:list-item>
        <text:list-item>
          <text:p text:style-name="P19"><text:span text:style-name="Strong_20_Emphasis">Certified Kubernetes Administrator (CKA)</text:span></text:p>
        </text:list-item>
        <text:list-item>
          <text:p text:style-name="P9"><text:span text:style-name="Strong_20_Emphasis">Microsoft Certified: Azure Developer Associate</text:span></text:p>
        </text:list-item>
      </text:list>
      <text:h text:style-name="Heading_20_4" text:outline-level="4">Interests:</text:h>
      <text:list xml:id="list4011355907807568832" text:style-name="L10">
        <text:list-item>
          <text:p text:style-name="P10">Open Source Contributions, Hackathons, Data Science, Blockchain Technology, Traveling, Playing Guitar, Reading Sci-Fi Novel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ulio Cespedes</meta:initial-creator>
    <meta:creation-date>2024-05-25T10:13:05.33</meta:creation-date>
    <meta:document-statistic meta:table-count="0" meta:image-count="0" meta:object-count="0" meta:page-count="2" meta:paragraph-count="46" meta:word-count="457" meta:character-count="3292"/>
    <dc:date>2024-05-25T10:14:20.10</dc:date>
    <dc:creator>Braulio Cespedes</dc:creator>
    <meta:editing-duration>PT1M15S</meta:editing-duration>
    <meta:editing-cycles>1</meta:editing-cycles>
    <meta:generator>OpenOffice/4.1.15$Win32 OpenOffice.org_project/4115m2$Build-9813</meta:generator>
  </office:meta>
</office:document-meta>
</file>